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7535in" table:align="left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0.816in"/>
    </style:style>
    <style:style style:name="Table1.D" style:family="table-column">
      <style:table-column-properties style:column-width="4.6875in"/>
    </style:style>
    <style:style style:name="Table1.A1" style:family="table-cell">
      <style:table-cell-properties style:vertical-align="middle" fo:padding-left="0in" fo:padding-right="0.0833in" fo:padding-top="0in" fo:padding-bottom="0.0833in" fo:border-left="none" fo:border-right="0.75pt solid #000000" fo:border-top="none" fo:border-bottom="0.75pt solid #000000"/>
    </style:style>
    <style:style style:name="Table1.5" style:family="table-row">
      <style:table-row-properties style:min-row-height="0.3153in"/>
    </style:style>
    <style:style style:name="Table1.8" style:family="table-row">
      <style:table-row-properties style:min-row-height="0.2896in"/>
    </style:style>
    <style:style style:name="Table1.16" style:family="table-row">
      <style:table-row-properties style:min-row-height="0.3056in"/>
    </style:style>
    <style:style style:name="P1" style:family="paragraph" style:parent-style-name="Table_20_Contents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P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</style:style>
    <style:style style:name="P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ffffff" fo:font-weight="normal" fo:background-color="#ffcc00" loext:padding="0in" loext:border="none"/>
    </style:style>
    <style:style style:name="P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ffffff" fo:font-weight="normal" fo:background-color="#cc3333" loext:padding="0in" loext:border="none"/>
    </style:style>
    <style:style style:name="P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ffffff" fo:font-weight="normal" fo:background-color="#009900" loext:padding="0in" loext:border="none"/>
    </style:style>
    <style:style style:name="P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weight="normal"/>
    </style:style>
    <style:style style:name="P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weight="normal" officeooo:rsid="00110aaa" officeooo:paragraph-rsid="00110aaa"/>
    </style:style>
    <style:style style:name="P8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/>
    </style:style>
    <style:style style:name="P9" style:family="paragraph" style:parent-style-name="Pin_20_Function">
      <style:text-properties style:font-name="FreeSans"/>
    </style:style>
    <style:style style:name="P10" style:family="paragraph" style:parent-style-name="Pin_20_Function">
      <style:text-properties officeooo:rsid="0011565b" officeooo:paragraph-rsid="0011565b"/>
    </style:style>
    <style:style style:name="P11" style:family="paragraph" style:parent-style-name="Pin_20_Function">
      <style:text-properties officeooo:rsid="0011565b" officeooo:paragraph-rsid="00158e70"/>
    </style:style>
    <style:style style:name="P12" style:family="paragraph" style:parent-style-name="Pin_20_Function">
      <style:text-properties officeooo:paragraph-rsid="0011565b"/>
    </style:style>
    <style:style style:name="P13" style:family="paragraph" style:parent-style-name="Pin_20_Function">
      <style:text-properties officeooo:rsid="00123231" officeooo:paragraph-rsid="00123231"/>
    </style:style>
    <style:style style:name="P14" style:family="paragraph" style:parent-style-name="Pin_20_Function">
      <style:text-properties officeooo:rsid="0013893c" officeooo:paragraph-rsid="0013893c"/>
    </style:style>
    <style:style style:name="P15" style:family="paragraph" style:parent-style-name="Pin_20_Function">
      <style:text-properties officeooo:rsid="0013893c" officeooo:paragraph-rsid="00158e70"/>
    </style:style>
    <style:style style:name="P16" style:family="paragraph" style:parent-style-name="Pin_20_Function">
      <style:text-properties officeooo:rsid="00146fe9" officeooo:paragraph-rsid="00146fe9"/>
    </style:style>
    <style:style style:name="P17" style:family="paragraph" style:parent-style-name="Pin_20_Function">
      <style:text-properties officeooo:rsid="00158e70" officeooo:paragraph-rsid="00158e70"/>
    </style:style>
    <style:style style:name="P18" style:family="paragraph" style:parent-style-name="Pin_20_Function">
      <style:text-properties officeooo:rsid="0015a7fa" officeooo:paragraph-rsid="0015a7fa"/>
    </style:style>
    <style:style style:name="P19" style:family="paragraph" style:parent-style-name="Pin_20_Function">
      <style:text-properties officeooo:rsid="001ee064" officeooo:paragraph-rsid="001ee064"/>
    </style:style>
    <style:style style:name="P20" style:family="paragraph" style:parent-style-name="Pin_20_Function">
      <style:text-properties officeooo:rsid="00206387" officeooo:paragraph-rsid="00206387"/>
    </style:style>
    <style:style style:name="T1" style:family="text">
      <style:text-properties fo:font-weight="bold" loext:padding="0in" loext:border="none"/>
    </style:style>
    <style:style style:name="T2" style:family="text">
      <style:text-properties fo:font-weight="bold" officeooo:rsid="0015cd95" loext:padding="0in" loext:border="none"/>
    </style:style>
    <style:style style:name="T3" style:family="text">
      <style:text-properties officeooo:rsid="0011565b"/>
    </style:style>
    <style:style style:name="T4" style:family="text">
      <style:text-properties officeooo:rsid="0013893c"/>
    </style:style>
    <style:style style:name="T5" style:family="text">
      <style:text-properties officeooo:rsid="00192cd3"/>
    </style:style>
    <style:style style:name="T6" style:family="text">
      <style:text-properties officeooo:rsid="002063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P8"><text:span text:style-name="Strong_20_Emphasis"><text:span text:style-name="T1">GPIO</text:span></text:span></text:p>
          </table:table-cell>
          <table:table-cell table:style-name="Table1.A1" office:value-type="string">
            <text:p text:style-name="P8"><text:span text:style-name="Strong_20_Emphasis"><text:span text:style-name="T1">Input</text:span></text:span></text:p>
          </table:table-cell>
          <table:table-cell table:style-name="Table1.A1" office:value-type="string">
            <text:p text:style-name="P8"><text:span text:style-name="Strong_20_Emphasis"><text:span text:style-name="T1">Output</text:span></text:span></text:p>
          </table:table-cell>
          <table:table-cell table:style-name="Table1.A1" office:value-type="string">
            <text:p text:style-name="P2"><text:span text:style-name="Strong_20_Emphasis"><text:span text:style-name="T1">Notes</text:span></text:span>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0</text:span></text:span></text:p>
          </table:table-cell>
          <table:table-cell table:style-name="Table1.A1" office:value-type="string">
            <text:p text:style-name="P3">pulled up</text:p>
          </table:table-cell>
          <table:table-cell table:style-name="Table1.A1" office:value-type="string">
            <text:p text:style-name="P3">OK</text:p>
          </table:table-cell>
          <table:table-cell table:style-name="Table1.A1" office:value-type="string">
            <text:p text:style-name="P6">outputs PWM signal at boot</text:p>
            <text:p text:style-name="P7">LOLIN button?</text:p>
            <text:p text:style-name="Pin_20_Function">Encoder <text:span text:style-name="T3">1 </text:span>PB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1</text:span></text:span></text:p>
          </table:table-cell>
          <table:table-cell table:style-name="Table1.A1" office:value-type="string">
            <text:p text:style-name="P4">TX pin</text:p>
          </table:table-cell>
          <table:table-cell table:style-name="Table1.A1" office:value-type="string">
            <text:p text:style-name="P3">OK</text:p>
          </table:table-cell>
          <table:table-cell table:style-name="Table1.A1" office:value-type="string">
            <text:p text:style-name="P6">debug output at boot</text:p>
            <text:p text:style-name="P16">UNUSED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2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12">connected to on-board LED?</text:p>
            <text:p text:style-name="P12"><text:span text:style-name="T3">Encoder 1 Q2</text:span></text:p>
          </table:table-cell>
        </table:table-row>
        <table:table-row table:style-name="Table1.5">
          <table:table-cell table:style-name="Table1.A1" office:value-type="string">
            <text:p text:style-name="P2"><text:span text:style-name="Strong_20_Emphasis"><text:span text:style-name="T1">3</text:span></text:span></text:p>
          </table:table-cell>
          <table:table-cell table:style-name="Table1.A1" office:value-type="string">
            <text:p text:style-name="P3">OK</text:p>
          </table:table-cell>
          <table:table-cell table:style-name="Table1.A1" office:value-type="string">
            <text:p text:style-name="P4">RX pin</text:p>
          </table:table-cell>
          <table:table-cell table:style-name="Table1.A1" office:value-type="string">
            <text:p text:style-name="Standard">HIGH at boot</text:p>
            <text:p text:style-name="P16">UNUSED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4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9">TFT_RST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5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6">outputs PWM signal at boot</text:p>
            <text:p text:style-name="P16"/>
          </table:table-cell>
        </table:table-row>
        <table:table-row table:style-name="Table1.8">
          <table:table-cell table:style-name="Table1.A1" office:value-type="string">
            <text:p text:style-name="P2"><text:span text:style-name="Strong_20_Emphasis"><text:span text:style-name="T1">6</text:span></text:span></text:p>
          </table:table-cell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P6">connected to the integrated SPI flash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7</text:span></text:span></text:p>
          </table:table-cell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P6">connected to the integrated SPI flash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8</text:span></text:span></text:p>
          </table:table-cell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P6">connected to the integrated SPI flash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9</text:span></text:span></text:p>
          </table:table-cell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P6">connected to the integrated SPI flash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10</text:span></text:span></text:p>
          </table:table-cell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P6">connected to the integrated SPI flash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11</text:span></text:span></text:p>
          </table:table-cell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P6">connected to the integrated SPI flash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12</text:span></text:span></text:p>
          </table:table-cell>
          <table:table-cell table:style-name="Table1.A1" office:value-type="string">
            <text:p text:style-name="P3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6">boot fail if pulled high</text:p>
            <text:p text:style-name="P17">SPINDLE_STEP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13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17">SPINDLE_ENABLE</text:p>
          </table:table-cell>
        </table:table-row>
        <table:table-row table:style-name="Table1.16">
          <table:table-cell table:style-name="Table1.A1" office:value-type="string">
            <text:p text:style-name="P2"><text:span text:style-name="Strong_20_Emphasis"><text:span text:style-name="T1">14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6">outputs PWM signal at boot</text:p>
            <text:p text:style-name="P11">SPINDLE_DIRECTION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15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6">outputs PWM signal at boot</text:p>
            <text:p text:style-name="P10">Encoder 1 Q1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16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20">Y_DIRECTION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17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18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14">TFT_SCLK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19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14">TFT_MISO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21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15">TFT_DC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22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11"><text:span text:style-name="T4">TFT_CS</text:span>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23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14">TFT_MOSI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25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18">X_STEP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26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18">X_ENABLE</text:p>
          </table:table-cell>
        </table:table-row>
        <text:soft-page-break/>
        <table:table-row>
          <table:table-cell table:style-name="Table1.A1" office:value-type="string">
            <text:p text:style-name="P2"><text:span text:style-name="Strong_20_Emphasis"><text:span text:style-name="T1">27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18">X_DIRECTION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32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19">Y_STEP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33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19">Y_ENABLE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34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input only</text:p>
            <text:p text:style-name="P13">INPUT_1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35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input only</text:p>
            <text:p text:style-name="P13">INPUT_2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36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input only</text:p>
            <text:p text:style-name="P13">INPUT 3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3</text:span></text:span><text:span text:style-name="Strong_20_Emphasis"><text:span text:style-name="T2">7</text:span></text:span></text:p>
          </table:table-cell>
          <table:table-cell table:style-name="Table1.A1" office:value-type="string">
            <text:p text:style-name="PinUsable">OK</text:p>
          </table:table-cell>
          <table:table-cell table:style-name="Table1.A1" office:value-type="string">
            <text:p text:style-name="PinUsable"/>
          </table:table-cell>
          <table:table-cell table:style-name="Table1.A1" office:value-type="string">
            <text:p text:style-name="P20">INPUT 4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3</text:span></text:span><text:span text:style-name="Strong_20_Emphasis"><text:span text:style-name="T2">8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inUsable"/>
          </table:table-cell>
          <table:table-cell table:style-name="Table1.A1" office:value-type="string">
            <text:p text:style-name="P20">INPUT 5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39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input only</text:p>
            <text:p text:style-name="P13">INPUT <text:span text:style-name="T6">6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in_20_Function" style:display-name="Pin Function" style:family="paragraph" style:parent-style-name="Table_20_Contents">
      <style:paragraph-properties fo:margin-left="0.1in" fo:margin-right="0in" fo:margin-top="0in" fo:margin-bottom="0in" loext:contextual-spacing="false" fo:text-align="start" style:justify-single-word="false" fo:text-indent="0in" style:auto-text-indent="false"/>
      <style:text-properties fo:color="#182f7c" style:font-name="FreeSans1" fo:font-family="FreeSans" style:font-style-name="Regular" style:font-family-generic="swiss" style:font-pitch="variable" fo:font-weight="normal" style:font-size-asian="10.5pt"/>
    </style:style>
    <style:style style:name="PinUsable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ffffff" style:font-name="FreeSans1" fo:font-family="FreeSans" style:font-style-name="Regular" style:font-family-generic="swiss" style:font-pitch="variable" fo:font-weight="normal" fo:background-color="#009900" style:font-size-asian="10.5pt" loext:padding="0in" loext:border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1T10:42:05.792757310</meta:creation-date>
    <meta:print-date>2020-11-21T14:15:15.121466757</meta:print-date>
    <dc:date>2020-11-22T17:28:55.910033466</dc:date>
    <meta:editing-duration>P1DT3H45M34S</meta:editing-duration>
    <meta:editing-cycles>13</meta:editing-cycles>
    <meta:generator>LibreOffice/6.0.7.3$Linux_X86_64 LibreOffice_project/00m0$Build-3</meta:generator>
    <meta:document-statistic meta:table-count="1" meta:image-count="0" meta:object-count="0" meta:page-count="2" meta:paragraph-count="145" meta:word-count="221" meta:character-count="892" meta:non-whitespace-character-count="816"/>
  </office:meta>
</office:document-meta>
</file>